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7.256cm" loext:decorative="false"/>
      <style:paragraph-properties style:writing-mode="lr-tb"/>
    </style:style>
    <style:style style:name="gr2" style:family="graphic" style:parent-style-name="standard">
      <style:graphic-properties svg:stroke-width="0.053cm" draw:marker-start="Extrémités_20_de_20_flèche_20_2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text-underline-style="solid" style:text-underline-width="bold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style:text-underline-style="solid" style:text-underline-width="bold" style:text-underline-color="font-color"/>
    </style:style>
    <style:style style:name="P4" style:family="paragraph">
      <style:paragraph-properties fo:text-align="center"/>
      <style:text-properties fo:color="#ffffff" loext:opacity="100%" style:font-name="Ubuntu Sans" fo:font-size="10pt" fo:text-shadow="1pt 1pt" style:text-underline-style="solid" style:text-underline-width="bold" style:text-underline-color="font-color" style:font-size-asian="10pt" style:font-size-complex="10pt"/>
    </style:style>
    <style:style style:name="T1" style:family="text">
      <style:text-properties fo:color="#ffffff" loext:opacity="100%" style:font-name="Ubuntu Sans" fo:font-size="10pt" fo:text-shadow="1pt 1pt" style:text-underline-style="solid" style:text-underline-width="bold" style:text-underline-color="font-color" style:font-size-asian="10pt" style:font-size-complex="10pt"/>
    </style:style>
    <style:style style:name="T2" style:family="text">
      <style:text-properties fo:color="#ffffff" loext:opacity="100%" style:font-name="Ubuntu Sans" fo:font-size="10pt" fo:text-shadow="1pt 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color="#ffffff" loext:opacity="100%" style:font-name="Ubuntu Sans" fo:font-size="10pt" fo:text-shadow="1pt 1pt" style:text-underline-style="none" style:font-size-asian="10pt" style:font-size-complex="10pt"/>
    </style:style>
    <style:style style:name="T4" style:family="text">
      <style:text-properties fo:color="#ffffff" loext:opacity="100%" style:font-name="Ubuntu Sans" fo:font-size="10pt" fo:text-shadow="1pt 1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4" xml:id="id2" draw:id="id2" draw:layer="layout" svg:width="8cm" svg:height="2.5cm" svg:x="2cm" svg:y="2cm">
          <text:p text:style-name="P1"><text:span text:style-name="T1"/></text:p>
          <text:p text:style-name="P2"><text:span text:style-name="T2">Incrément 1 : Géolocalisation</text:span></text:p>
          <text:p text:style-name="P3"><text:span text:style-name="T3"/></text:p>
          <text:p text:style-name="P1"><text:span text:style-name="T3">Service GEO</text:span></text:p>
          <text:p text:style-name="P1"><text:span text:style-name="T3">Base GEO</text:span></text:p>
          <text:p text:style-name="P1"><text:span text:style-name="T3">API Position et Distanc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2cm" svg:y="8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8cm" svg:height="2.5cm" svg:x="10cm" svg:y="5cm">
          <text:p text:style-name="P1"><text:span text:style-name="T1"/></text:p>
          <text:p text:style-name="P2"><text:span text:style-name="T2">Incrément 2 : Recherche locale</text:span></text:p>
          <text:p text:style-name="P3"><text:span text:style-name="T3"/></text:p>
          <text:p text:style-name="P1"><text:span text:style-name="T3">Service Search</text:span></text:p>
          <text:p text:style-name="P1"><text:span text:style-name="T3">Base Search</text:span></text:p>
          <text:p text:style-name="P1"><text:span text:style-name="T3">Recherche par proximité</text:span></text:p>
          <text:p text:style-name="P1"><text:span text:style-name="T3">Intégration GEO et Search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10cm" svg:y="11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8cm" svg:height="2.5cm" svg:x="2cm" svg:y="8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4" draw:id="id4" draw:layer="layout" svg:width="8cm" svg:height="2.5cm" svg:x="10cm" svg:y="11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2cm" svg:y="14cm">
          <text:p text:style-name="P1"><text:span text:style-name="T2"/></text:p>
          <text:p text:style-name="P1"><text:span text:style-name="T2">Incrément 3 : Catalogue</text:span></text:p>
          <text:p text:style-name="P3"><text:span text:style-name="T3"/></text:p>
          <text:p text:style-name="P1"><text:span text:style-name="T3">Service Catalogue</text:span></text:p>
          <text:p text:style-name="P1"><text:span text:style-name="T3">Base Catalogue</text:span></text:p>
          <text:p text:style-name="P1"><text:span text:style-name="T3">Filtrage distance et catégorie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10cm" svg:y="17cm">
          <text:p text:style-name="P1"><text:span text:style-name="T4"/></text:p>
          <text:p text:style-name="P1"><text:span text:style-name="T2">Incrément 4 : Notifications</text:span></text:p>
          <text:p text:style-name="P3"><text:span text:style-name="T3"/></text:p>
          <text:p text:style-name="P1"><text:span text:style-name="T3">Service Notification</text:span></text:p>
          <text:p text:style-name="P1"><text:span text:style-name="T3">Déclencheurs basé sur les distances</text:span></text:p>
          <text:p text:style-name="P1"><text:span text:style-name="T3">Alertes pertinentes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xml:id="id5" draw:id="id5" draw:layer="layout" svg:width="8cm" svg:height="2.5cm" svg:x="2cm" svg:y="14cm">
          <text:p text:style-name="P1"><text:span text:style-name="T2"/></text:p>
          <text:p text:style-name="P1"><text:span text:style-name="T2">Incrément 5 : Administration</text:span></text:p>
          <text:p text:style-name="P3"><text:span text:style-name="T3"/></text:p>
          <text:p text:style-name="P1"><text:span text:style-name="T3">Gestion producteurs</text:span></text:p>
          <text:p text:style-name="P1"><text:span text:style-name="T3">Gestion offres</text:span></text:p>
          <text:p text:style-name="P1"><text:span text:style-name="T3">Gestion zones géographiques</text:span></text:p>
          <text:p text:style-name="P1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4" draw:layer="layout" svg:width="8cm" svg:height="2.5cm" svg:x="10cm" svg:y="17cm">
          <text:p text:style-name="P1"><text:span text:style-name="T4"/></text:p>
          <text:p text:style-name="P1"><text:span text:style-name="T2">Incrément 6 : Migration progressive</text:span></text:p>
          <text:p text:style-name="P3"><text:span text:style-name="T3"/></text:p>
          <text:p text:style-name="P1"><text:span text:style-name="T3">Coexistence des systèmes</text:span></text:p>
          <text:p text:style-name="P1"><text:span text:style-name="T3">Redirection progressive des flux</text:span></text:p>
          <text:p text:style-name="P1"><text:span text:style-name="T3">Décommissionnement final</text:span></text:p>
          <text:p text:style-name="P3"><text:span text:style-name="T3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2" draw:text-style-name="P2" draw:layer="layout" svg:x1="10cm" svg:y1="6.25cm" svg:x2="6cm" svg:y2="4.5cm" draw:start-shape="id1" draw:start-glue-point="3" draw:end-shape="id2" draw:end-glue-point="2" svg:d="M10000 6250h-4000v-1750" svg:viewBox="0 0 4001 1751">
          <text:p/>
        </draw:connector>
        <draw:connector draw:style-name="gr2" draw:text-style-name="P2" draw:layer="layout" svg:x1="10cm" svg:y1="9.25cm" svg:x2="14cm" svg:y2="7.5cm" draw:start-shape="id3" draw:start-glue-point="1" draw:end-shape="id1" draw:end-glue-point="2" svg:d="M10000 9250h4000v-1750" svg:viewBox="0 0 4001 1751">
          <text:p/>
        </draw:connector>
        <draw:connector draw:style-name="gr2" draw:text-style-name="P2" draw:layer="layout" svg:x1="10cm" svg:y1="12.25cm" svg:x2="6cm" svg:y2="10.5cm" draw:start-shape="id4" draw:start-glue-point="3" draw:end-shape="id3" draw:end-glue-point="2" svg:d="M10000 12250h-4000v-1750" svg:viewBox="0 0 4001 1751">
          <text:p/>
        </draw:connector>
        <draw:connector draw:style-name="gr2" draw:text-style-name="P2" draw:layer="layout" svg:x1="10cm" svg:y1="6.25cm" svg:x2="4.5cm" svg:y2="4.5cm" svg:d="M10000 6250h-2750v-1750h-2750" svg:viewBox="0 0 5501 1751">
          <text:p/>
        </draw:connector>
        <draw:connector draw:style-name="gr2" draw:text-style-name="P2" draw:layer="layout" svg:x1="10cm" svg:y1="15.25cm" svg:x2="14cm" svg:y2="13.5cm" draw:start-shape="id5" draw:start-glue-point="1" draw:end-shape="id4" draw:end-glue-point="2" svg:d="M10000 15250h4000v-1750" svg:viewBox="0 0 4001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6T13:46:10.031494500</meta:creation-date>
    <dc:date>2026-02-06T14:32:49.453402400</dc:date>
    <meta:editing-duration>PT10M20S</meta:editing-duration>
    <meta:editing-cycles>1</meta:editing-cycles>
    <meta:document-statistic meta:object-count="15"/>
    <meta:generator>LibreOffice/25.8.4.2$Windows_X86_64 LibreOffice_project/290daaa01b999472f0c7a3890eb6a550fd74c6df</meta:generator>
  </office:meta>
</office:document-meta>
</file>